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/>
    </style:style>
    <style:style style:name="T8" style:family="text">
      <style:text-properties style:font-size-asian="14pt"/>
    </style:style>
    <style:style style:name="T9" style:family="text">
      <style:text-properties style:font-weight-asian="bold"/>
    </style:style>
    <style:style style:name="T10" style:family="text">
      <style:text-properties style:font-size-complex="14pt"/>
    </style:style>
    <style:style style:name="T11" style:family="text">
      <style:text-properties style:font-weight-complex="bold"/>
    </style:style>
    <style:style style:name="T12" style:family="text">
      <style:text-properties fo:color="#0000c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3" style:family="text">
      <style:text-properties fo:color="#0000c0" style:font-name="Monospace" fo:font-size="10pt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T14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5" style:family="text">
      <style:text-properties fo:color="#2a00ff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O que é?</text:h>
      <text:p text:style-name="Text_20_body"><text:bookmark text:name="Why_to_drink_it?1"/>Mockito is a mocking framework that tastes really good. It lets you write beautiful tests with clean &amp; simple API. Mockito doesn't give you hangover because the tests are very readable and they produce clean verification errors. Read more about <text:a xlink:type="simple" xlink:href="http://code.google.com/p/mockito/wiki/FeaturesAndMotivations">features &amp; motivations</text:a>. </text:p>
      <text:h text:style-name="Heading_20_1" text:outline-level="1" text:is-list-header="true">Como utilizar?</text:h>
      <text:p text:style-name="Text_20_body"><text:bookmark text:name="How_to_drink_it?1"/>Put <text:a xlink:type="simple" xlink:href="http://mockito.googlecode.com/files/mockito-all-1.8.0.jar">mockito-all-1.8.0.jar</text:a> on the classpath. If you use maven then <text:a xlink:type="simple" xlink:href="http://code.google.com/p/mockito/wiki/MavenUsers">update your pom.xml</text:a>. </text:p>
      <text:h text:style-name="Heading_20_1" text:outline-level="1" text:is-list-header="true">Recursos</text:h>
      <text:p text:style-name="P2">Intropeccao </text:p>
      <text:p text:style-name="P1"><text:tab/>Em objetos instanciados</text:p>
      <text:p text:style-name="Text_20_body"><text:tab/><text:bookmark text:name="Como_utilizar?"/>TestClass instance = new TestClass(1000, "S");</text:p>
      <text:p text:style-name="P3"><text:tab/>Introspector instrospector = Introspector.inObject(instance);</text:p>
      <text:p text:style-name="Text_20_body"><text:tab/><text:span text:style-name="T2">Em classe definida</text:span></text:p>
      <text:p text:style-name="Text_20_body"><text:tab/><text:bookmark text:name="Como_utilizar?1"/>Introspector instrospector = Introspector.forClass(ClasseTeste.class);</text:p>
      <text:p text:style-name="P2">Invocando constructores</text:p>
      <text:p text:style-name="P2"><text:tab/><text:span text:style-name="T5">A api invoca o contructor de acordo com os parametros do metodo create:</text:span></text:p>
      <text:p text:style-name="P2"><text:span text:style-name="T4"><text:tab/>Introspector instrospector = Introspector.forClass(ClasseTeste.class);</text:span></text:p>
      <text:p text:style-name="Text_20_body"><text:tab/><text:bookmark text:name="Como_utilizar?2"/><text:span text:style-name="T4">instrospector.create(1000, "s");</text:span></text:p>
      <text:p text:style-name="P2">Invocando metodos</text:p>
      <text:p text:style-name="Text_20_body"><text:tab/><text:span text:style-name="T2">com api do reflection</text:span></text:p>
      <text:p text:style-name="Text_20_body"><text:span text:style-name="T2"><text:tab/></text:span><text:span text:style-name="T6">Field field </text:span><text:span text:style-name="T2">= </text:span><text:span text:style-name="T13">TestClass.class</text:span><text:span text:style-name="T14">.getDeclaredField(</text:span><text:span text:style-name="T15">"myField"</text:span><text:span text:style-name="T14">);</text:span></text:p>
      <text:p text:style-name="Text_20_body"><text:span text:style-name="T2"><text:tab/></text:span><text:span text:style-name="T12">introspectorForClass</text:span><text:span text:style-name="T14">.field(field).invoke(“value”);</text:span></text:p>
      <text:p text:style-name="P1"><text:tab/>pela api do reflection-dsl</text:p>
      <text:p text:style-name="P1"><text:tab/>acessando metodos privados</text:p>
      <text:p text:style-name="P2">Invocando fields</text:p>
      <text:p text:style-name="Text_20_body"><text:tab/><text:span text:style-name="T2">com api do reflection</text:span></text:p>
      <text:p text:style-name="P1"><text:tab/>pela api do reflection-dsl</text:p>
      <text:p text:style-name="P1"><text:tab/>acessando atraves do metodo setter/getter</text:p>
      <text:p text:style-name="P1"><text:tab/>acessando fields diretamente</text:p>
      <text:p text:style-name="P1"><text:tab/>acessando fields privados</text:p>
      <text:p text:style-name="P2">Interceptadores</text:p>
      <text:p text:style-name="Text_20_body"><text:tab/><text:span text:style-name="T2">Implementando um interceptador</text:span></text:p>
      <text:p text:style-name="P1"><text:tab/>Aplicando um interceptador</text:p>
      <text:p text:style-name="P2"><text:soft-page-break/>Criteria</text:p>
      <text:p text:style-name="Text_20_body"><text:tab/><text:span text:style-name="T2">O que é?</text:span></text:p>
      <text:p text:style-name="P1"><text:tab/>Tipos de restricoes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1T22:21:59</meta:creation-date>
    <dc:date>2009-09-01T23:28:09</dc:date>
    <meta:editing-duration>PT00H35M12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2" meta:paragraph-count="34" meta:word-count="157" meta:character-count="1296"/>
    <meta:user-defined meta:name="Informações 1"/>
    <meta:user-defined meta:name="Informações 2"/>
    <meta:user-defined meta:name="Informações 3"/>
    <meta:user-defined meta:name="Informações 4"/>
  </office:meta>
</office:document-meta>
</file>